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0f8dd" officeooo:paragraph-rsid="0000f8dd" style:font-weight-asian="bold" style:font-weight-complex="bold"/>
    </style:style>
    <style:style style:name="P3" style:family="paragraph" style:parent-style-name="Standard">
      <style:text-properties fo:color="#c9211e"/>
    </style:style>
    <style:style style:name="P4" style:family="paragraph" style:parent-style-name="Standard">
      <style:text-properties fo:color="#c9211e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fo:font-weight="bold" officeooo:rsid="0000f8dd" officeooo:paragraph-rsid="0000f8d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ff0000" fo:font-weight="bold" officeooo:rsid="0000f8dd" officeooo:paragraph-rsid="0000f8d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/>
    </style:style>
    <style:style style:name="T3" style:family="text">
      <style:text-properties fo:color="#c9211e" fo:font-weight="bold" style:font-weight-asian="bold" style:font-weight-complex="bold"/>
    </style:style>
    <style:style style:name="T4" style:family="text">
      <style:text-properties officeooo:rsid="0000f8dd"/>
    </style:style>
    <style:style style:name="T5" style:family="text">
      <style:text-properties officeooo:rsid="00028d6b"/>
    </style:style>
    <style:style style:name="T6" style:family="text">
      <style:text-properties fo:color="#cc7832" style:font-name="JetBrains Mono" fo:font-size="13.5pt" fo:font-style="normal" fo:font-weight="normal" style:font-size-asian="13.5pt" style:font-style-asian="normal" style:font-weight-asian="normal"/>
    </style:style>
    <style:style style:name="T7" style:family="text">
      <style:text-properties fo:color="#a9b7c6" style:font-name="JetBrains Mono" fo:font-size="13.5pt" fo:font-style="normal" fo:font-weight="normal" style:font-size-asian="13.5pt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EPENDENCY</text:p>
      <text:p text:style-name="P5"/>
      <text:p text:style-name="P4">//FIREBASE:</text:p>
      <text:p text:style-name="Standard"><text:s text:c="6"/>classpath 'com.google.gms:google-services:4.3.10'</text:p>
      <text:p text:style-name="Standard"><text:s text:c="6"/>apply plugin: 'com.google.gms.google-services'</text:p>
      <text:p text:style-name="Standard"/>
      <text:p text:style-name="Standard"><text:s text:c="6"/>implementation platform('com.google.firebase:firebase-bom:28.4.2')</text:p>
      <text:p text:style-name="Standard"><text:s text:c="6"/>implementation 'com.google.firebase:firebase-analytics'</text:p>
      <text:p text:style-name="Standard"/>
      <text:p text:style-name="P4">//Firebase realtime database:</text:p>
      <text:p text:style-name="Standard"><text:s text:c="5"/>implementation 'com.google.firebase:firebase-database:20.0.2'</text:p>
      <text:p text:style-name="Standard"/>
      <text:p text:style-name="P4">//Material design:</text:p>
      <text:p text:style-name="Standard"><text:s text:c="5"/>implementation 'com.google.android.material:material:1.4.0'</text:p>
      <text:p text:style-name="Standard"/>
      <text:p text:style-name="P4">//RxJava</text:p>
      <text:p text:style-name="Standard"><text:s text:c="4"/>implementation 'io.reactivex.rxjava3:rxandroid:3.0.0'</text:p>
      <text:p text:style-name="Standard"><text:s text:c="4"/>implementation 'io.reactivex.rxjava3:rxjava:3.1.3'</text:p>
      <text:p text:style-name="Standard"><text:s text:c="4"/></text:p>
      <text:p text:style-name="P3">/<text:span text:style-name="T1">/ Volley For Network Call</text:span></text:p>
      <text:p text:style-name="Standard"><text:s text:c="4"/>implementation 'com.android.volley:volley:1.2.1'</text:p>
      <text:p text:style-name="Standard"/>
      <text:p text:style-name="P4">//Retrofit For Network Call</text:p>
      <text:p text:style-name="Standard"><text:s text:c="4"/>implementation 'com.google.code.gson:gson:2.8.7'</text:p>
      <text:p text:style-name="Standard"><text:s text:c="4"/>implementation 'com.squareup.retrofit2:retrofit:2.9.0'</text:p>
      <text:p text:style-name="Standard"><text:s text:c="4"/>implementation 'com.squareup.retrofit2:converter-gson:2.9.0' </text:p>
      <text:p text:style-name="Standard"><text:s text:c="4"/></text:p>
      <text:p text:style-name="Standard"><text:s text:c="4"/></text:p>
      <text:p text:style-name="Standard"><text:s text:c="4"/></text:p>
      <text:p text:style-name="Standard"><text:s text:c="4"/></text:p>
      <text:p text:style-name="Standard"><text:s text:c="4"/></text:p>
      <text:p text:style-name="Standard"><text:s text:c="4"/></text:p>
      <text:p text:style-name="Standard"><text:s text:c="4"/></text:p>
      <text:p text:style-name="Standard"><text:s text:c="4"/></text:p>
      <text:p text:style-name="P1">TESTING</text:p>
      <text:p text:style-name="P1"/>
      <text:p text:style-name="P4">// Required -- JUnit 4 framework</text:p>
      <text:p text:style-name="Standard"><text:s/>testImplementation "junit:junit:$jUnitVersion"</text:p>
      <text:p text:style-name="Standard"/>
      <text:p text:style-name="Standard"><text:s text:c="2"/><text:span text:style-name="T3">// Optional -- Robolectric environment</text:span></text:p>
      <text:p text:style-name="Standard"><text:s text:c="2"/>testImplementation "androidx.test:core:$androidXTestVersion"</text:p>
      <text:p text:style-name="Standard"/>
      <text:p text:style-name="Standard"><text:s text:c="2"/><text:span text:style-name="T3">// Optional -- Mockito framework</text:span></text:p>
      <text:p text:style-name="Standard"><text:s text:c="2"/>testImplementation "org.mockito:mockito-core:$mockitoVersion"</text:p>
      <text:p text:style-name="Standard"/>
      <text:p text:style-name="Standard"><text:s text:c="2"/><text:span text:style-name="T3">// Optional -- mockito-kotlin</text:span></text:p>
      <text:p text:style-name="Standard"><text:s text:c="2"/>testImplementation "org.mockito:mockito-kotlin:$mockitoKotlinVersion"</text:p>
      <text:p text:style-name="Standard"/>
      <text:p text:style-name="Standard"><text:s text:c="2"/><text:span text:style-name="T3">// Optional -- Mockk framework</text:span></text:p>
      <text:p text:style-name="Standard"><text:s text:c="2"/>testImplementation "io.mockk:mockk:$mockkVersion"</text:p>
      <text:p text:style-name="Standard"><text:s text:c="2"/></text:p>
      <text:p text:style-name="P4"><text:s/>// <text:span text:style-name="T4">Expresso &amp; Runner </text:span></text:p>
      <text:p text:style-name="Standard"><text:soft-page-break/>androidTestImplementation 'androidx.test.espresso:espresso-core:3.4.0'</text:p>
      <text:p text:style-name="Standard">androidTestImplementation 'androidx.test:runner:1.4.0'</text:p>
      <text:p text:style-name="Standard"/>
      <text:p text:style-name="P4">//<text:span text:style-name="T4">jUnit &amp; Rules</text:span></text:p>
      <text:p text:style-name="Standard">androidTestImplementation 'androidx.test:rules:1.4.0'</text:p>
      <text:p text:style-name="Standard">testInstrumentationRunner "androidx.test.runner.AndroidJUnitRunner"</text:p>
      <text:p text:style-name="Standard"/>
      <text:p text:style-name="Standard"/>
      <text:p text:style-name="P2">PACKAGES</text:p>
      <text:p text:style-name="P6">// <text:span text:style-name="T5">Assert for jUnit Testing</text:span></text:p>
      <text:p text:style-name="P6"><text:span text:style-name="T6">import static </text:span><text:span text:style-name="T7">org.junit.Assert.*</text:span><text:span text:style-name="T6">;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15:18:50.145561861</meta:creation-date>
    <dc:date>2022-02-17T15:30:52.968269518</dc:date>
    <meta:editing-duration>PT1M12S</meta:editing-duration>
    <meta:editing-cycles>1</meta:editing-cycles>
    <meta:document-statistic meta:table-count="0" meta:image-count="0" meta:object-count="0" meta:page-count="2" meta:paragraph-count="49" meta:word-count="102" meta:character-count="1694" meta:non-whitespace-character-count="1515"/>
    <meta:generator>LibreOffice/6.4.7.2$Linux_X86_64 LibreOffice_project/40$Build-2</meta:generator>
  </office:meta>
</office:document-meta>
</file>